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2.475cm"/>
    </style:style>
    <style:style style:name="co25" style:family="table-column">
      <style:table-column-properties fo:break-before="auto" style:column-width="12.353cm"/>
    </style:style>
    <style:style style:name="co26" style:family="table-column">
      <style:table-column-properties fo:break-before="auto" style:column-width="2.078cm"/>
    </style:style>
    <style:style style:name="co27" style:family="table-column">
      <style:table-column-properties fo:break-before="auto" style:column-width="15.498cm"/>
    </style:style>
    <style:style style:name="co28" style:family="table-column">
      <style:table-column-properties fo:break-before="auto" style:column-width="2.104cm"/>
    </style:style>
    <style:style style:name="co29" style:family="table-column">
      <style:table-column-properties fo:break-before="auto" style:column-width="2.771cm"/>
    </style:style>
    <style:style style:name="co30" style:family="table-column">
      <style:table-column-properties fo:break-before="auto" style:column-width="1.933cm"/>
    </style:style>
    <style:style style:name="co31" style:family="table-column">
      <style:table-column-properties fo:break-before="auto" style:column-width="1.552cm"/>
    </style:style>
    <style:style style:name="co32" style:family="table-column">
      <style:table-column-properties fo:break-before="auto" style:column-width="1.062cm"/>
    </style:style>
    <style:style style:name="co33" style:family="table-column">
      <style:table-column-properties fo:break-before="auto" style:column-width="1.879cm"/>
    </style:style>
    <style:style style:name="co34" style:family="table-column">
      <style:table-column-properties fo:break-before="auto" style:column-width="1.769cm"/>
    </style:style>
    <style:style style:name="co35" style:family="table-column">
      <style:table-column-properties fo:break-before="auto" style:column-width="1.796cm"/>
    </style:style>
    <style:style style:name="co36" style:family="table-column">
      <style:table-column-properties fo:break-before="auto" style:column-width="1.469cm"/>
    </style:style>
    <style:style style:name="co37" style:family="table-column">
      <style:table-column-properties fo:break-before="auto" style:column-width="1.088cm"/>
    </style:style>
    <style:style style:name="co38" style:family="table-column">
      <style:table-column-properties fo:break-before="auto" style:column-width="1.524cm"/>
    </style:style>
    <style:style style:name="co39" style:family="table-column">
      <style:table-column-properties fo:break-before="auto" style:column-width="0.734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2.069cm"/>
    </style:style>
    <style:style style:name="co42" style:family="table-column">
      <style:table-column-properties fo:break-before="auto" style:column-width="2.096cm"/>
    </style:style>
    <style:style style:name="co43" style:family="table-column">
      <style:table-column-properties fo:break-before="auto" style:column-width="2.15cm"/>
    </style:style>
    <style:style style:name="co44" style:family="table-column">
      <style:table-column-properties fo:break-before="auto" style:column-width="2.669cm"/>
    </style:style>
    <style:style style:name="co45" style:family="table-column">
      <style:table-column-properties fo:break-before="auto" style:column-width="2.967cm"/>
    </style:style>
    <style:style style:name="co46" style:family="table-column">
      <style:table-column-properties fo:break-before="auto" style:column-width="0.298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ackground-color="#e8e8e8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ext-properties fo:font-size="8pt" style:font-size-asian="8pt" style:font-size-complex="8pt"/>
    </style:style>
    <style:style style:name="ce47" style:family="table-cell" style:parent-style-name="Default" style:data-style-name="N100"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transparent"/>
    </style:style>
    <style:style style:name="ce52" style:family="table-cell" style:parent-style-name="Default" style:data-style-name="N100">
      <style:text-properties style:text-line-through-style="none" style:text-line-through-type="none"/>
    </style:style>
    <style:style style:name="ce53" style:family="table-cell" style:parent-style-name="Default" style:data-style-name="N100">
      <style:text-properties fo:color="#15156c"/>
    </style:style>
    <style:style style:name="ce5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1" style:family="table-cell" style:parent-style-name="Default" style:data-style-name="N100">
      <style:table-cell-properties fo:background-color="#f5c9c9"/>
    </style:style>
    <style:style style:name="ce62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66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5"/>
        <table:table-column table:style-name="co8" table:default-cell-style-name="Default"/>
        <table:table-column table:style-name="co9" table:default-cell-style-name="Default"/>
        <table:table-column table:style-name="co10" table:default-cell-style-name="ce3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5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35"/>
        <table:table-column table:style-name="co10" table:default-cell-style-name="ce35"/>
        <table:table-column table:style-name="co16" table:default-cell-style-name="Default"/>
        <table:table-column table:style-name="co12" table:default-cell-style-name="Default"/>
        <table:table-column table:style-name="co10" table:default-cell-style-name="ce35"/>
        <table:table-column table:style-name="co15" table:default-cell-style-name="ce35"/>
        <table:table-column table:style-name="co17" table:default-cell-style-name="Default"/>
        <table:table-column table:style-name="co18" table:default-cell-style-name="ce35"/>
        <table:table-column table:style-name="co19" table:default-cell-style-name="Default"/>
        <table:table-column table:style-name="co20" table:default-cell-style-name="ce35"/>
        <table:table-column table:style-name="co8" table:default-cell-style-name="Default"/>
        <table:table-column table:style-name="co21" table:default-cell-style-name="ce3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number-columns-repeated="986" table:default-cell-style-name="Default"/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5" table:number-columns-repeated="985"/>
        </table:table-row>
        <table:table-row table:style-name="ro1">
          <table:table-cell table:style-name="ce35" office:value-type="string" calcext:value-type="string">
            <text:p>2024.01.01</text:p>
          </table:table-cell>
          <table:table-cell table:style-name="ce3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5" office:value-type="string" calcext:value-type="string">
            <text:p>15970</text:p>
          </table:table-cell>
          <table:table-cell table:style-name="ce35"/>
          <table:table-cell table:style-name="ce35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3011.85</text:p>
          </table:table-cell>
          <table:table-cell table:style-name="ce35"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35" office:value-type="string" calcext:value-type="string">
            <text:p>325.46</text:p>
          </table:table-cell>
          <table:table-cell table:style-name="ce35" office:value-type="string" calcext:value-type="string">
            <text:p>107950.66</text:p>
          </table:table-cell>
          <table:table-cell table:style-name="ce35"/>
          <table:table-cell office:value-type="string" calcext:value-type="string">
            <text:p>145</text:p>
          </table:table-cell>
          <table:table-cell table:style-name="ce35" office:value-type="string" calcext:value-type="string">
            <text:p>17.89ю</text:p>
          </table:table-cell>
          <table:table-cell table:style-name="ce35"/>
          <table:table-cell table:style-name="ce3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style-name="ce35" office:value-type="string" calcext:value-type="string">
            <text:p>145</text:p>
          </table:table-cell>
          <table:table-cell table:style-name="ce3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style-name="ce35" office:value-type="string" calcext:value-type="string">
            <text:p>0.00599140</text:p>
          </table:table-cell>
          <table:table-cell table:style-name="ce35" office:value-type="string" calcext:value-type="string">
            <text:p>0.00063872</text:p>
          </table:table-cell>
          <table:table-cell table:style-name="ce35"/>
          <table:table-cell table:style-name="ce35" office:value-type="string" calcext:value-type="string">
            <text:p>0.23598356</text:p>
          </table:table-cell>
          <table:table-cell table:style-name="ce35" office:value-type="string" calcext:value-type="string">
            <text:p>1699.99999184</text:p>
          </table:table-cell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5"/>
          <table:table-cell table:style-name="ce35" office:value-type="string" calcext:value-type="string">
            <text:p>23 18</text:p>
          </table:table-cell>
          <table:table-cell/>
          <table:table-cell table:style-name="ce35" table:number-columns-repeated="2"/>
          <table:table-cell table:style-name="ce35" office:value-type="string" calcext:value-type="string">
            <text:p>2749.98</text:p>
          </table:table-cell>
          <table:table-cell/>
          <table:table-cell table:style-name="ce35"/>
          <table:table-cell table:style-name="ce35"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35" office:value-type="string" calcext:value-type="string">
            <text:p>0.46</text:p>
          </table:table-cell>
          <table:table-cell table:style-name="ce35" office:value-type="string" calcext:value-type="string">
            <text:p>107755.67</text:p>
          </table:table-cell>
          <table:table-cell table:style-name="ce35"/>
          <table:table-cell/>
          <table:table-cell table:style-name="ce35" office:value-type="string" calcext:value-type="string">
            <text:p>223.56</text:p>
          </table:table-cell>
          <table:table-cell table:style-name="ce35" table:number-columns-repeated="2"/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style-name="ce35" office:value-type="string" calcext:value-type="string">
            <text:p>253.44$</text:p>
          </table:table-cell>
          <table:table-cell table:style-name="ce35" table:number-columns-repeated="3"/>
          <table:table-cell table:style-name="ce35" office:value-type="string" calcext:value-type="string">
            <text:p>197.93$</text:p>
          </table:table-cell>
          <table:table-cell table:style-name="ce3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2</text:p>
          </table:table-cell>
          <table:table-cell table:style-name="ce35" office:value-type="string" calcext:value-type="string">
            <text:p>9 36</text:p>
          </table:table-cell>
          <table:table-cell/>
          <table:table-cell table:style-name="ce35" table:number-columns-repeated="2"/>
          <table:table-cell table:style-name="ce35" office:value-type="string" calcext:value-type="string">
            <text:p>2649.98</text:p>
          </table:table-cell>
          <table:table-cell/>
          <table:table-cell table:style-name="ce35" table:number-columns-repeated="2"/>
          <table:table-cell/>
          <table:table-cell table:style-name="ce35" table:number-columns-repeated="3"/>
          <table:table-cell/>
          <table:table-cell table:style-name="ce35" table:number-columns-repeated="2"/>
          <table:table-cell table:style-name="ce35" office:value-type="string" calcext:value-type="string">
            <text:p>131942.24</text:p>
          </table:table-cell>
          <table:table-cell table:number-columns-repeated="2"/>
          <table:table-cell table:style-name="ce35" table:number-columns-repeated="2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5"/>
          <table:table-cell office:value-type="float" office:value="100" calcext:value-type="float">
            <text:p>100</text:p>
          </table:table-cell>
          <table:table-cell table:style-name="ce35"/>
          <table:table-cell/>
          <table:table-cell table:style-name="ce35"/>
          <table:table-cell/>
          <table:table-cell table:style-name="ce35"/>
          <table:table-cell table:style-name="ce35" office:value-type="string" calcext:value-type="string">
            <text:p>0.00602862 272.58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3</text:p>
          </table:table-cell>
          <table:table-cell table:style-name="ce35" office:value-type="string" calcext:value-type="string">
            <text:p>7 14</text:p>
          </table:table-cell>
          <table:table-cell/>
          <table:table-cell table:style-name="ce35" table:number-columns-repeated="3"/>
          <table:table-cell/>
          <table:table-cell table:style-name="ce35" table:number-columns-repeated="2"/>
          <table:table-cell/>
          <table:table-cell table:style-name="ce35" table:number-columns-repeated="3"/>
          <table:table-cell/>
          <table:table-cell table:style-name="ce35" table:number-columns-repeated="3"/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style-name="ce41" office:value-type="string" calcext:value-type="string">
            <text:p>0.00606740 274.12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/>
          <table:table-cell table:style-name="ce35" office:value-type="string" calcext:value-type="string">
            <text:p>16 24</text:p>
          </table:table-cell>
          <table:table-cell/>
          <table:table-cell table:style-name="ce35" table:number-columns-repeated="3"/>
          <table:table-cell/>
          <table:table-cell table:style-name="ce35"/>
          <table:table-cell table:style-name="ce35" office:value-type="string" calcext:value-type="string">
            <text:p>-20326.37</text:p>
          </table:table-cell>
          <table:table-cell/>
          <table:table-cell table:style-name="ce35" table:number-columns-repeated="3"/>
          <table:table-cell/>
          <table:table-cell table:style-name="ce35" table:number-columns-repeated="2"/>
          <table:table-cell table:style-name="ce3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 table:style-name="ce35" table:number-columns-repeated="2"/>
          <table:table-cell table:style-name="ce41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5"/>
          <table:table-cell office:value-type="string" calcext:value-type="string">
            <text:p>326.65</text:p>
          </table:table-cell>
          <table:table-cell table:style-name="ce35"/>
          <table:table-cell/>
          <table:table-cell table:style-name="ce35"/>
          <table:table-cell/>
          <table:table-cell table:style-name="ce35"/>
          <table:table-cell table:style-name="ce35" office:value-type="string" calcext:value-type="string">
            <text:p>0.00608324 257.82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number-columns-repeated="6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41" office:value-type="string" calcext:value-type="string">
            <text:p>320547</text:p>
          </table:table-cell>
          <table:table-cell table:style-name="ce41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41" office:value-type="string" calcext:value-type="string">
            <text:p>320562</text:p>
          </table:table-cell>
          <table:table-cell table:style-name="ce41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table:number-columns-repeated="2"/>
          <table:table-cell table:style-name="ce41" office:value-type="string" calcext:value-type="string">
            <text:p>321228</text:p>
          </table:table-cell>
          <table:table-cell table:style-name="ce41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43" office:value-type="string" calcext:value-type="string">
            <text:p>334580</text:p>
          </table:table-cell>
          <table:table-cell table:style-name="ce41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43" office:value-type="string" calcext:value-type="string">
            <text:p>3939</text:p>
          </table:table-cell>
          <table:table-cell/>
          <table:table-cell table:style-name="Default"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41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number-columns-repeated="24"/>
          <table:table-cell office:value-type="string" calcext:value-type="string">
            <text:p>-1996.92</text:p>
          </table:table-cell>
          <table:table-cell table:number-columns-repeated="996"/>
        </table:table-row>
        <table:table-row table:style-name="ro1" table:number-rows-repeated="104854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4" table:default-cell-style-name="ce35"/>
        <table:table-column table:style-name="co25" table:default-cell-style-name="ce35"/>
        <table:table-column table:style-name="co26" table:default-cell-style-name="ce35"/>
        <table:table-column table:style-name="co20" table:number-columns-repeated="1021" table:default-cell-style-name="ce3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5"/>
        <table:table-column table:style-name="co27" table:default-cell-style-name="ce35"/>
        <table:table-column table:style-name="co28" table:default-cell-style-name="ce35"/>
        <table:table-column table:style-name="co29" table:default-cell-style-name="ce35"/>
        <table:table-column table:style-name="co20" table:number-columns-repeated="1020" table:default-cell-style-name="ce35"/>
        <table:table-row table:style-name="ro2">
          <table:table-cell table:style-name="ce4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7" office:value-type="string" calcext:value-type="string">
            <text:p>2022.12.28</text:p>
          </table:table-cell>
          <table:table-cell table:style-name="ce47" office:value-type="string" calcext:value-type="string">
            <text:p>InvestFuture Generation IF. Аня и Макс: в поисках профессии мечты</text:p>
          </table:table-cell>
          <table:table-cell table:style-name="ce47" office:value-type="string" calcext:value-type="string">
            <text:p>2022.12.29</text:p>
          </table:table-cell>
          <table:table-cell table:style-name="ce47" office:value-type="string" calcext:value-type="string">
            <text:p>393-393</text:p>
          </table:table-cell>
          <table:table-cell table:style-name="ce47" office:value-type="string" calcext:value-type="string">
            <text:p>0</text:p>
          </table:table-cell>
          <table:table-cell table:style-name="ce4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0" table:default-cell-style-name="ce35"/>
        <table:table-column table:style-name="co7" table:default-cell-style-name="ce35"/>
        <table:table-column table:style-name="co15" table:default-cell-style-name="ce35"/>
        <table:table-column table:style-name="co21" table:default-cell-style-name="ce35"/>
        <table:table-column table:style-name="co10" table:default-cell-style-name="ce35"/>
        <table:table-column table:style-name="co31" table:default-cell-style-name="ce35"/>
        <table:table-column table:style-name="co32" table:default-cell-style-name="ce35"/>
        <table:table-column table:style-name="co33" table:default-cell-style-name="ce35"/>
        <table:table-column table:style-name="co34" table:default-cell-style-name="ce35"/>
        <table:table-column table:style-name="co32" table:default-cell-style-name="ce35"/>
        <table:table-column table:style-name="co35" table:default-cell-style-name="ce35"/>
        <table:table-column table:style-name="co36" table:default-cell-style-name="ce35"/>
        <table:table-column table:style-name="co14" table:default-cell-style-name="ce35"/>
        <table:table-column table:style-name="co37" table:default-cell-style-name="ce35"/>
        <table:table-column table:style-name="co3" table:default-cell-style-name="ce35"/>
        <table:table-column table:style-name="co14" table:default-cell-style-name="ce35"/>
        <table:table-column table:style-name="co35" table:default-cell-style-name="ce35"/>
        <table:table-column table:style-name="co13" table:default-cell-style-name="ce35"/>
        <table:table-column table:style-name="co10" table:number-columns-repeated="2" table:default-cell-style-name="ce35"/>
        <table:table-column table:style-name="co14" table:default-cell-style-name="ce35"/>
        <table:table-column table:style-name="co36" table:default-cell-style-name="ce35"/>
        <table:table-column table:style-name="co13" table:default-cell-style-name="ce35"/>
        <table:table-column table:style-name="co14" table:default-cell-style-name="ce35"/>
        <table:table-column table:style-name="co38" table:default-cell-style-name="ce35"/>
        <table:table-column table:style-name="co39" table:default-cell-style-name="ce35"/>
        <table:table-column table:style-name="co40" table:default-cell-style-name="ce35"/>
        <table:table-column table:style-name="co9" table:default-cell-style-name="ce35"/>
        <table:table-column table:style-name="co40" table:default-cell-style-name="ce35"/>
        <table:table-column table:style-name="co14" table:default-cell-style-name="ce35"/>
        <table:table-column table:style-name="co41" table:default-cell-style-name="ce35"/>
        <table:table-column table:style-name="co42" table:number-columns-repeated="2" table:default-cell-style-name="ce35"/>
        <table:table-column table:style-name="co43" table:default-cell-style-name="ce35"/>
        <table:table-column table:style-name="co20" table:default-cell-style-name="ce35"/>
        <table:table-column table:style-name="co44" table:default-cell-style-name="ce35"/>
        <table:table-column table:style-name="co45" table:default-cell-style-name="ce35"/>
        <table:table-column table:style-name="co20" table:number-columns-repeated="2" table:default-cell-style-name="ce35"/>
        <table:table-column table:style-name="co12" table:default-cell-style-name="ce35"/>
        <table:table-column table:style-name="co20" table:default-cell-style-name="ce35"/>
        <table:table-column table:style-name="co46" table:default-cell-style-name="ce35"/>
        <table:table-column table:style-name="co20" table:number-columns-repeated="982" table:default-cell-style-name="ce3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9" table:number-columns-repeated="984"/>
          <table:table-cell table:number-columns-repeated="15361"/>
        </table:table-row>
        <table:table-row table:style-name="ro1">
          <table:table-cell table:style-name="ce49"/>
          <table:table-cell table:style-name="ce57"/>
          <table:table-cell table:style-name="ce49" table:number-columns-repeated="37"/>
          <table:table-cell table:style-name="ce33"/>
          <table:table-cell table:style-name="ce49" table:number-columns-repeated="145"/>
          <table:table-cell table:style-name="ce33" table:number-columns-repeated="832"/>
          <table:table-cell table:number-columns-repeated="15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 /киви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,BTC xeggex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61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61" office:value-type="string" calcext:value-type="string">
            <text:p>-4201.41 </text:p>
          </table:table-cell>
          <table:table-cell table:number-columns-repeated="2"/>
          <table:table-cell table:style-name="ce61" office:value-type="string" calcext:value-type="string">
            <text:p>-503.41 </text:p>
          </table:table-cell>
          <table:table-cell table:style-name="ce6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6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6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61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61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61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6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61" office:value-type="string" calcext:value-type="string">
            <text:p>-876 </text:p>
          </table:table-cell>
          <table:table-cell table:style-name="ce61" office:value-type="string" calcext:value-type="string">
            <text:p>-1884.43</text:p>
          </table:table-cell>
          <table:table-cell table:style-name="ce6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6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61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1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2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2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2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61" office:value-type="string" calcext:value-type="string">
            <text:p>-301.55 </text:p>
          </table:table-cell>
          <table:table-cell table:number-columns-repeated="5"/>
          <table:table-cell table:style-name="ce61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2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61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2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61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61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61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2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2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3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2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61" office:value-type="string" calcext:value-type="string">
            <text:p>-14736.63</text:p>
          </table:table-cell>
          <table:table-cell/>
          <table:table-cell table:style-name="ce61" office:value-type="string" calcext:value-type="string">
            <text:p>-3228.5</text:p>
          </table:table-cell>
          <table:table-cell/>
          <table:table-cell table:style-name="ce61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9" table:number-columns-repeated="2"/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2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2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61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61" office:value-type="string" calcext:value-type="string">
            <text:p>-623</text:p>
          </table:table-cell>
          <table:table-cell table:style-name="ce61" office:value-type="string" calcext:value-type="string">
            <text:p>-960.85</text:p>
          </table:table-cell>
          <table:table-cell table:style-name="ce61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3"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6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9" office:value-type="string" calcext:value-type="string">
            <text:p>300786</text:p>
          </table:table-cell>
          <table:table-cell table:style-name="ce49" office:value-type="string" calcext:value-type="string">
            <text:p>3408</text:p>
          </table:table-cell>
          <table:table-cell table:number-columns-repeated="3"/>
          <table:table-cell table:style-name="ce61" office:value-type="string" calcext:value-type="string">
            <text:p>-1906</text:p>
          </table:table-cell>
          <table:table-cell/>
          <table:table-cell table:style-name="ce61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7" office:value-type="string" calcext:value-type="string">
            <text:p>+1720</text:p>
          </table:table-cell>
          <table:table-cell table:style-name="ce37" office:value-type="string" calcext:value-type="string">
            <text:p>+18205</text:p>
          </table:table-cell>
          <table:table-cell table:style-name="ce37" office:value-type="string" calcext:value-type="string">
            <text:p>+20</text:p>
          </table:table-cell>
          <table:table-cell/>
          <table:table-cell table:style-name="ce61" office:value-type="string" calcext:value-type="string">
            <text:p>-6465</text:p>
          </table:table-cell>
          <table:table-cell table:style-name="ce3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9" office:value-type="string" calcext:value-type="string">
            <text:p>300786</text:p>
          </table:table-cell>
          <table:table-cell table:style-name="ce49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1" office:value-type="string" calcext:value-type="string">
            <text:p>301520</text:p>
          </table:table-cell>
          <table:table-cell table:style-name="ce41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7" office:value-type="string" calcext:value-type="string">
            <text:p>+500</text:p>
          </table:table-cell>
          <table:table-cell table:number-columns-repeated="5"/>
          <table:table-cell table:style-name="ce3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1" office:value-type="string" calcext:value-type="string">
            <text:p>318707</text:p>
          </table:table-cell>
          <table:table-cell table:style-name="ce41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3" office:value-type="string" calcext:value-type="string">
            <text:p>322856</text:p>
          </table:table-cell>
          <table:table-cell table:style-name="ce62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1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1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1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6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6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61" office:value-type="string" calcext:value-type="string">
            <text:p>-1085</text:p>
          </table:table-cell>
          <table:table-cell/>
          <table:table-cell table:style-name="ce6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+1228.55</text:p>
          </table:table-cell>
          <table:table-cell table:style-name="ce37" office:value-type="string" calcext:value-type="string">
            <text:p>+2519</text:p>
          </table:table-cell>
          <table:table-cell table:style-name="ce61" office:value-type="string" calcext:value-type="string">
            <text:p>-1037</text:p>
          </table:table-cell>
          <table:table-cell table:style-name="ce37" office:value-type="string" calcext:value-type="string">
            <text:p>+5</text:p>
          </table:table-cell>
          <table:table-cell/>
          <table:table-cell table:style-name="ce37" office:value-type="string" calcext:value-type="string">
            <text:p>+2710</text:p>
          </table:table-cell>
          <table:table-cell table:style-name="ce37" office:value-type="string" calcext:value-type="string">
            <text:p>+163</text:p>
          </table:table-cell>
          <table:table-cell table:number-columns-repeated="7"/>
          <table:table-cell table:style-name="ce3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1" office:value-type="string" calcext:value-type="string">
            <text:p>303496</text:p>
          </table:table-cell>
          <table:table-cell table:style-name="ce4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3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1" office:value-type="string" calcext:value-type="string">
            <text:p>315441</text:p>
          </table:table-cell>
          <table:table-cell table:style-name="ce4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1" office:value-type="string" calcext:value-type="string">
            <text:p>315770</text:p>
          </table:table-cell>
          <table:table-cell table:style-name="ce4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3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3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1" office:value-type="string" calcext:value-type="string">
            <text:p>317533</text:p>
          </table:table-cell>
          <table:table-cell table:style-name="ce4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3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3" office:value-type="string" calcext:value-type="string">
            <text:p>326086</text:p>
          </table:table-cell>
          <table:table-cell table:style-name="ce43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1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61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61" office:value-type="string" calcext:value-type="string">
            <text:p>-1706</text:p>
          </table:table-cell>
          <table:table-cell table:style-name="ce61" office:value-type="string" calcext:value-type="string">
            <text:p>-510.1</text:p>
          </table:table-cell>
          <table:table-cell table:style-name="ce61" office:value-type="string" calcext:value-type="string">
            <text:p>-1132.48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37" office:value-type="string" calcext:value-type="string">
            <text:p>+14949</text:p>
          </table:table-cell>
          <table:table-cell table:style-name="ce3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53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7" office:value-type="string" calcext:value-type="string">
            <text:p>+184574</text:p>
          </table:table-cell>
          <table:table-cell table:style-name="ce3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995"/>
          <table:table-cell table:style-name="ce35" table:number-columns-repeated="15360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35"/>
        <table:table-column table:style-name="co37" table:default-cell-style-name="ce35"/>
        <table:table-column table:style-name="co2" table:default-cell-style-name="ce35"/>
        <table:table-column table:style-name="co48" table:default-cell-style-name="ce35"/>
        <table:table-column table:style-name="co49" table:default-cell-style-name="ce35"/>
        <table:table-column table:style-name="co50" table:default-cell-style-name="ce35"/>
        <table:table-column table:style-name="co51" table:default-cell-style-name="ce35"/>
        <table:table-column table:style-name="co52" table:default-cell-style-name="ce35"/>
        <table:table-column table:style-name="co53" table:default-cell-style-name="ce35"/>
        <table:table-column table:style-name="co7" table:default-cell-style-name="ce35"/>
        <table:table-column table:style-name="co54" table:default-cell-style-name="ce35"/>
        <table:table-column table:style-name="co55" table:default-cell-style-name="ce35"/>
        <table:table-column table:style-name="co56" table:default-cell-style-name="ce35"/>
        <table:table-column table:style-name="co57" table:default-cell-style-name="ce35"/>
        <table:table-column table:style-name="co58" table:default-cell-style-name="ce35"/>
        <table:table-column table:style-name="co56" table:default-cell-style-name="ce35"/>
        <table:table-column table:style-name="co59" table:default-cell-style-name="ce35"/>
        <table:table-column table:style-name="co60" table:default-cell-style-name="ce35"/>
        <table:table-column table:style-name="co61" table:default-cell-style-name="ce35"/>
        <table:table-column table:style-name="co62" table:default-cell-style-name="ce35"/>
        <table:table-column table:style-name="co56" table:default-cell-style-name="ce35"/>
        <table:table-column table:style-name="co60" table:default-cell-style-name="ce35"/>
        <table:table-column table:style-name="co63" table:default-cell-style-name="ce35"/>
        <table:table-column table:style-name="co56" table:default-cell-style-name="ce35"/>
        <table:table-column table:style-name="co40" table:default-cell-style-name="ce35"/>
        <table:table-column table:style-name="co64" table:default-cell-style-name="ce35"/>
        <table:table-column table:style-name="co65" table:default-cell-style-name="ce35"/>
        <table:table-column table:style-name="co50" table:default-cell-style-name="ce35"/>
        <table:table-column table:style-name="co56" table:default-cell-style-name="ce35"/>
        <table:table-column table:style-name="co66" table:default-cell-style-name="ce35"/>
        <table:table-column table:style-name="co67" table:default-cell-style-name="ce35"/>
        <table:table-column table:style-name="co28" table:default-cell-style-name="ce35"/>
        <table:table-column table:style-name="co68" table:default-cell-style-name="ce35"/>
        <table:table-column table:style-name="co69" table:default-cell-style-name="ce35"/>
        <table:table-column table:style-name="co70" table:default-cell-style-name="ce35"/>
        <table:table-column table:style-name="co69" table:default-cell-style-name="ce35"/>
        <table:table-column table:style-name="co71" table:default-cell-style-name="ce35"/>
        <table:table-column table:style-name="co67" table:default-cell-style-name="ce35"/>
        <table:table-column table:style-name="co72" table:default-cell-style-name="ce35"/>
        <table:table-column table:style-name="co20" table:number-columns-repeated="984" table:default-cell-style-name="ce3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9"/>
          <table:table-cell table:style-name="ce57"/>
          <table:table-cell table:style-name="ce49" table:number-columns-repeated="1020"/>
          <table:table-cell table:number-columns-repeated="15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style-name="ce33"/>
          <table:table-cell table:style-name="ce36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39" table:number-columns-repeated="2"/>
          <table:table-cell table:style-name="ce33"/>
          <table:table-cell table:style-name="ce44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6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6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61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61" office:value-type="string" calcext:value-type="string">
            <text:p>-72</text:p>
          </table:table-cell>
          <table:table-cell/>
          <table:table-cell table:style-name="ce61" office:value-type="string" calcext:value-type="string">
            <text:p>-4643.04</text:p>
          </table:table-cell>
          <table:table-cell table:number-columns-repeated="2"/>
          <table:table-cell table:style-name="ce61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61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61" office:value-type="string" calcext:value-type="string">
            <text:p>-535.96 </text:p>
          </table:table-cell>
          <table:table-cell table:style-name="ce6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6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6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6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61" office:value-type="string" calcext:value-type="string">
            <text:p>-1224</text:p>
          </table:table-cell>
          <table:table-cell table:style-name="ce61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61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61" office:value-type="string" calcext:value-type="string">
            <text:p>-4124.15</text:p>
          </table:table-cell>
          <table:table-cell table:style-name="ce6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61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61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61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3" table:number-columns-repeated="1023"/>
          <table:table-cell table:style-name="ce67"/>
          <table:table-cell table:number-columns-repeated="15360"/>
        </table:table-row>
        <table:table-row table:style-name="ro1">
          <table:table-cell table:style-name="ce53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3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3"/>
          <table:table-cell table:style-name="ce63" office:value-type="string" calcext:value-type="string">
            <text:p> 18663.51</text:p>
          </table:table-cell>
          <table:table-cell table:style-name="ce63" office:value-type="string" calcext:value-type="string">
            <text:p> 3594 </text:p>
          </table:table-cell>
          <table:table-cell table:style-name="ce63" office:value-type="string" calcext:value-type="string">
            <text:p> 4497.06 </text:p>
          </table:table-cell>
          <table:table-cell table:style-name="ce63" table:number-columns-repeated="16357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35"/>
        <table:table-column table:style-name="co74" table:default-cell-style-name="ce35"/>
        <table:table-column table:style-name="co75" table:default-cell-style-name="ce35"/>
        <table:table-column table:style-name="co76" table:default-cell-style-name="ce35"/>
        <table:table-column table:style-name="co55" table:default-cell-style-name="ce35"/>
        <table:table-column table:style-name="co77" table:default-cell-style-name="ce35"/>
        <table:table-column table:style-name="co50" table:default-cell-style-name="ce35"/>
        <table:table-column table:style-name="co52" table:default-cell-style-name="ce35"/>
        <table:table-column table:style-name="co77" table:default-cell-style-name="ce35"/>
        <table:table-column table:style-name="co57" table:default-cell-style-name="ce35"/>
        <table:table-column table:style-name="co49" table:default-cell-style-name="ce35"/>
        <table:table-column table:style-name="co76" table:default-cell-style-name="ce35"/>
        <table:table-column table:style-name="co56" table:default-cell-style-name="ce35"/>
        <table:table-column table:style-name="co62" table:default-cell-style-name="ce35"/>
        <table:table-column table:style-name="co77" table:default-cell-style-name="ce35"/>
        <table:table-column table:style-name="co56" table:default-cell-style-name="ce35"/>
        <table:table-column table:style-name="co59" table:default-cell-style-name="ce35"/>
        <table:table-column table:style-name="co78" table:default-cell-style-name="ce35"/>
        <table:table-column table:style-name="co57" table:default-cell-style-name="ce35"/>
        <table:table-column table:style-name="co74" table:default-cell-style-name="ce35"/>
        <table:table-column table:style-name="co79" table:default-cell-style-name="ce35"/>
        <table:table-column table:style-name="co80" table:default-cell-style-name="ce35"/>
        <table:table-column table:style-name="co37" table:default-cell-style-name="ce35"/>
        <table:table-column table:style-name="co56" table:default-cell-style-name="ce35"/>
        <table:table-column table:style-name="co37" table:default-cell-style-name="ce35"/>
        <table:table-column table:style-name="co56" table:default-cell-style-name="ce35"/>
        <table:table-column table:style-name="co50" table:default-cell-style-name="ce35"/>
        <table:table-column table:style-name="co81" table:default-cell-style-name="ce35"/>
        <table:table-column table:style-name="co50" table:default-cell-style-name="ce35"/>
        <table:table-column table:style-name="co82" table:default-cell-style-name="ce35"/>
        <table:table-column table:style-name="co83" table:default-cell-style-name="ce35"/>
        <table:table-column table:style-name="co56" table:default-cell-style-name="ce35"/>
        <table:table-column table:style-name="co68" table:default-cell-style-name="ce35"/>
        <table:table-column table:style-name="co84" table:default-cell-style-name="ce35"/>
        <table:table-column table:style-name="co66" table:default-cell-style-name="ce35"/>
        <table:table-column table:style-name="co85" table:default-cell-style-name="ce35"/>
        <table:table-column table:style-name="co86" table:default-cell-style-name="ce35"/>
        <table:table-column table:style-name="co87" table:default-cell-style-name="ce35"/>
        <table:table-column table:style-name="co69" table:default-cell-style-name="ce35"/>
        <table:table-column table:style-name="co88" table:default-cell-style-name="ce35"/>
        <table:table-column table:style-name="co89" table:default-cell-style-name="ce35"/>
        <table:table-column table:style-name="co88" table:default-cell-style-name="ce35"/>
        <table:table-column table:style-name="co90" table:default-cell-style-name="ce35"/>
        <table:table-column table:style-name="co66" table:default-cell-style-name="ce35"/>
        <table:table-column table:style-name="co91" table:default-cell-style-name="ce35"/>
        <table:table-column table:style-name="co56" table:number-columns-repeated="2" table:default-cell-style-name="ce35"/>
        <table:table-column table:style-name="co20" table:number-columns-repeated="976" table:default-cell-style-name="ce3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61" office:value-type="string" calcext:value-type="string">
            <text:p>-1619.18 </text:p>
          </table:table-cell>
          <table:table-cell table:style-name="ce6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6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61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49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6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49"/>
          <table:table-cell table:number-columns-repeated="2"/>
          <table:table-cell table:style-name="ce61" office:value-type="string" calcext:value-type="string">
            <text:p>-1454.78 </text:p>
          </table:table-cell>
          <table:table-cell table:style-name="ce61" office:value-type="string" calcext:value-type="string">
            <text:p>-1197 </text:p>
          </table:table-cell>
          <table:table-cell table:style-name="ce61" office:value-type="string" calcext:value-type="string">
            <text:p>-1818.52 </text:p>
          </table:table-cell>
          <table:table-cell table:style-name="ce49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>
            <text:p>Годовой отчёт за 1 год с ноября до ноября</text:p>
          </table:table-cell>
          <table:table-cell table:style-name="ce5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61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49"/>
          <table:table-cell/>
          <table:table-cell table:style-name="ce61" office:value-type="string" calcext:value-type="string">
            <text:p>-5179.18 </text:p>
          </table:table-cell>
          <table:table-cell/>
          <table:table-cell table:style-name="ce68" office:value-type="string" calcext:value-type="string">
            <text:p>-808 </text:p>
          </table:table-cell>
          <table:table-cell table:style-name="ce68" office:value-type="string" calcext:value-type="string">
            <text:p>-1418.92</text:p>
          </table:table-cell>
          <table:table-cell table:style-name="ce6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6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6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6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61" office:value-type="string" calcext:value-type="string">
            <text:p>-1467.1</text:p>
          </table:table-cell>
          <table:table-cell table:style-name="ce6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6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5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35"/>
        <table:table-column table:style-name="co93" table:default-cell-style-name="ce35"/>
        <table:table-column table:style-name="co94" table:default-cell-style-name="ce35"/>
        <table:table-column table:style-name="co95" table:default-cell-style-name="ce35"/>
        <table:table-column table:style-name="co96" table:default-cell-style-name="ce35"/>
        <table:table-column table:style-name="co97" table:default-cell-style-name="ce35"/>
        <table:table-column table:style-name="co98" table:default-cell-style-name="ce35"/>
        <table:table-column table:style-name="co99" table:default-cell-style-name="ce35"/>
        <table:table-column table:style-name="co93" table:default-cell-style-name="ce35"/>
        <table:table-column table:style-name="co100" table:default-cell-style-name="ce35"/>
        <table:table-column table:style-name="co101" table:number-columns-repeated="2" table:default-cell-style-name="ce35"/>
        <table:table-column table:style-name="co50" table:default-cell-style-name="ce35"/>
        <table:table-column table:style-name="co93" table:default-cell-style-name="ce35"/>
        <table:table-column table:style-name="co101" table:default-cell-style-name="ce35"/>
        <table:table-column table:style-name="co49" table:default-cell-style-name="ce35"/>
        <table:table-column table:style-name="co102" table:default-cell-style-name="ce35"/>
        <table:table-column table:style-name="co103" table:default-cell-style-name="ce35"/>
        <table:table-column table:style-name="co96" table:default-cell-style-name="ce35"/>
        <table:table-column table:style-name="co94" table:default-cell-style-name="ce35"/>
        <table:table-column table:style-name="co102" table:default-cell-style-name="ce35"/>
        <table:table-column table:style-name="co104" table:default-cell-style-name="ce35"/>
        <table:table-column table:style-name="co105" table:default-cell-style-name="ce35"/>
        <table:table-column table:style-name="co102" table:default-cell-style-name="ce35"/>
        <table:table-column table:style-name="co106" table:default-cell-style-name="ce35"/>
        <table:table-column table:style-name="co107" table:default-cell-style-name="ce35"/>
        <table:table-column table:style-name="co108" table:default-cell-style-name="ce35"/>
        <table:table-column table:style-name="co109" table:default-cell-style-name="ce35"/>
        <table:table-column table:style-name="co102" table:default-cell-style-name="ce35"/>
        <table:table-column table:style-name="co110" table:default-cell-style-name="ce35"/>
        <table:table-column table:style-name="co111" table:number-columns-repeated="2" table:default-cell-style-name="ce35"/>
        <table:table-column table:style-name="co112" table:default-cell-style-name="ce35"/>
        <table:table-column table:style-name="co113" table:default-cell-style-name="ce35"/>
        <table:table-column table:style-name="co95" table:default-cell-style-name="ce35"/>
        <table:table-column table:style-name="co114" table:default-cell-style-name="ce35"/>
        <table:table-column table:style-name="co115" table:default-cell-style-name="ce35"/>
        <table:table-column table:style-name="co116" table:default-cell-style-name="ce35"/>
        <table:table-column table:style-name="co102" table:number-columns-repeated="2" table:default-cell-style-name="ce35"/>
        <table:table-column table:style-name="co116" table:default-cell-style-name="ce35"/>
        <table:table-column table:style-name="co104" table:default-cell-style-name="ce35"/>
        <table:table-column table:style-name="co97" table:default-cell-style-name="ce35"/>
        <table:table-column table:style-name="co106" table:default-cell-style-name="ce35"/>
        <table:table-column table:style-name="co20" table:number-columns-repeated="979" table:default-cell-style-name="ce3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number-columns-repeated="2" table:style-name="ce69" office:value-type="string" calcext:value-type="string">
            <text:p>расх б</text:p>
          </table:table-cell>
          <table:table-cell table:style-name="ce69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6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6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6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6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61" office:value-type="string" calcext:value-type="string">
            <text:p>-28306</text:p>
          </table:table-cell>
          <table:table-cell table:number-columns-repeated="3"/>
          <table:table-cell table:style-name="ce61" office:value-type="string" calcext:value-type="string">
            <text:p>-2278.55</text:p>
          </table:table-cell>
          <table:table-cell/>
          <table:table-cell table:style-name="ce6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6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61" office:value-type="string" calcext:value-type="string">
            <text:p>-2080.1 </text:p>
          </table:table-cell>
          <table:table-cell table:style-name="ce61" office:value-type="string" calcext:value-type="string">
            <text:p>-1127 </text:p>
          </table:table-cell>
          <table:table-cell table:style-name="ce6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61" office:value-type="string" calcext:value-type="string">
            <text:p>+18024</text:p>
          </table:table-cell>
          <table:table-cell table:style-name="ce6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.00.0000</text:date>, <text:time style:data-style-name="N2" text:time-value="16:46:01.13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4-01-16T16:53:12.966000000</dc:date>
    <meta:editing-duration>P11DT2H51M12S</meta:editing-duration>
    <meta:editing-cycles>4879</meta:editing-cycles>
    <meta:document-statistic meta:table-count="7" meta:cell-count="13444" meta:object-count="0"/>
    <meta:user-defined meta:name="qrichtext">1</meta:user-defined>
  </office:meta>
</office:document-meta>
</file>